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B90000012128AF62F36621821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 fo:min-height="4.759cm" fo:min-width="6.993cm"/>
    </style:style>
    <style:style style:name="gr2" style:family="graphic" style:parent-style-name="standard">
      <style:graphic-properties draw:fill="none" draw:fill-color="#ffffff" draw:textarea-horizontal-align="justify" draw:textarea-vertical-align="middle" draw:auto-grow-height="false" fo:min-height="2.29cm" fo:min-width="4.45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258cm" fo:min-width="0.5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0" style:family="graphic" style:parent-style-name="standard">
      <style:graphic-properties draw:fill="none" draw:fill-color="#ffffff" draw:textarea-horizontal-align="justify" draw:textarea-vertical-align="middle" draw:auto-grow-height="false" fo:min-height="2.29cm" fo:min-width="4.458cm"/>
    </style:style>
    <style:style style:name="gr11" style:family="graphic" style:parent-style-name="standard">
      <style:graphic-properties draw:fill="none" draw:fill-color="#ffffff" draw:textarea-horizontal-align="justify" draw:textarea-vertical-align="middle" draw:auto-grow-height="false" fo:min-height="2.29cm" fo:min-width="6.99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4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0cm"/>
    </style:style>
    <style:style style:name="gr15" style:family="graphic" style:parent-style-name="standard">
      <style:graphic-properties draw:fill="none" draw:fill-color="#ffffff" draw:textarea-horizontal-align="justify" draw:textarea-vertical-align="middle" draw:auto-grow-height="false" fo:min-height="1.528cm" fo:min-width="1.532cm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.59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8pt" style:font-size-asian="18pt" style:font-size-complex="18pt"/>
    </style:style>
    <style:style style:name="P5" style:family="paragraph">
      <loext:graphic-properties draw:fill="none" draw:fill-color="#ffffff"/>
      <style:text-properties fo:font-size="12pt" style:font-size-asian="18pt" style:font-size-complex="18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0pt" style:font-size-asian="18pt" style:font-size-complex="18pt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fo:font-size="8pt" style:font-size-asian="18pt" style:font-size-complex="18pt"/>
    </style:style>
    <style:style style:name="T2" style:family="text">
      <style:text-properties fo:font-size="12pt" style:font-size-asian="18pt" style:font-size-complex="18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controls" svg:width="7.493cm" svg:height="5.009cm" svg:x="2.651cm" svg:y="14.914cm">
          <text:p text:style-name="P1">ICOM</text:p>
          <text:p text:style-name="P1">IC-73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controls" svg:width="4.953cm" svg:height="2.54cm" svg:x="12.938cm" svg:y="14.899cm">
          <text:p text:style-name="P1">SD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controls" svg:width="4.953cm" svg:height="2.54cm" svg:x="12.938cm" svg:y="17.764cm">
          <text:p text:style-name="P1">PTT</text:p>
          <text:p text:style-name="P1">Box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3" draw:layer="controls" svg:width="6.278cm" svg:height="4.114cm" svg:x="12.303cm" svg:y="4.683cm">
          <draw:image xlink:href="Pictures/10000201000001B90000012128AF62F366218214.png" xlink:type="simple" xlink:show="embed" xlink:actuate="onLoad">
            <text:p/>
          </draw:image>
        </draw:frame>
        <draw:custom-shape draw:style-name="gr2" draw:text-style-name="P2" draw:layer="controls" svg:width="4.953cm" svg:height="2.54cm" svg:x="12.938cm" svg:y="10.906cm">
          <text:p text:style-name="P1">LAN</text:p>
          <text:p text:style-name="P1">Switch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0.144cm" svg:y1="19.542cm" svg:x2="10.652cm" svg:y2="19.542cm">
          <text:p/>
        </draw:line>
        <draw:custom-shape draw:style-name="gr5" draw:text-style-name="P4" draw:layer="layout" svg:width="1.016cm" svg:height="0.508cm" svg:x="11.033cm" svg:y="20.812cm">
          <text:p text:style-name="P1"><text:span text:style-name="T1">10k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2.049cm" svg:y1="21.066cm" svg:x2="12.938cm" svg:y2="21.066cm">
          <text:p/>
        </draw:line>
        <draw:frame draw:style-name="gr6" draw:text-style-name="P5" draw:layer="layout" svg:width="2.56cm" svg:height="0.725cm" svg:x="7.858cm" svg:y="19.034cm">
          <draw:text-box>
            <text:p><text:span text:style-name="T2">REMOTE</text:span></text:p>
          </draw:text-box>
        </draw:frame>
        <draw:line draw:style-name="gr4" draw:text-style-name="P3" draw:layer="layout" svg:x1="17.891cm" svg:y1="17.129cm" svg:x2="18.399cm" svg:y2="17.129cm">
          <text:p/>
        </draw:line>
        <draw:line draw:style-name="gr4" draw:text-style-name="P3" draw:layer="layout" svg:x1="17.891cm" svg:y1="18.145cm" svg:x2="18.399cm" svg:y2="18.145cm">
          <text:p/>
        </draw:line>
        <draw:line draw:style-name="gr4" draw:text-style-name="P3" draw:layer="layout" svg:x1="18.399cm" svg:y1="17.129cm" svg:x2="18.399cm" svg:y2="18.145cm">
          <text:p/>
        </draw:line>
        <draw:line draw:style-name="gr4" draw:text-style-name="P3" draw:layer="layout" svg:x1="10.144cm" svg:y1="18.145cm" svg:x2="12.938cm" svg:y2="18.145cm">
          <text:p/>
        </draw:line>
        <draw:line draw:style-name="gr4" draw:text-style-name="P3" draw:layer="layout" svg:x1="15.224cm" svg:y1="8.47cm" svg:x2="15.224cm" svg:y2="10.906cm">
          <text:p/>
        </draw:line>
        <draw:line draw:style-name="gr4" draw:text-style-name="P3" draw:layer="layout" svg:x1="10.144cm" svg:y1="16.24cm" svg:x2="12.938cm" svg:y2="16.24cm">
          <text:p/>
        </draw:line>
        <draw:line draw:style-name="gr4" draw:text-style-name="P3" draw:layer="layout" svg:x1="10.144cm" svg:y1="17.058cm" svg:x2="12.938cm" svg:y2="17.058cm">
          <text:p/>
        </draw:line>
        <draw:frame draw:style-name="gr6" draw:text-style-name="P5" draw:layer="layout" svg:width="1.442cm" svg:height="0.725cm" svg:x="12.893cm" svg:y="15.915cm">
          <draw:text-box>
            <text:p><text:span text:style-name="T2">ADC</text:span></text:p>
          </draw:text-box>
        </draw:frame>
        <draw:frame draw:style-name="gr6" draw:text-style-name="P5" draw:layer="layout" svg:width="1.397cm" svg:height="0.725cm" svg:x="12.938cm" svg:y="16.748cm">
          <draw:text-box>
            <text:p><text:span text:style-name="T2">DAC</text:span></text:p>
          </draw:text-box>
        </draw:frame>
        <draw:frame draw:style-name="gr6" draw:text-style-name="P5" draw:layer="layout" svg:width="2.794cm" svg:height="0.725cm" svg:x="7.604cm" svg:y="15.859cm">
          <draw:text-box>
            <text:p><text:span text:style-name="T2">XVERTER*</text:span></text:p>
          </draw:text-box>
        </draw:frame>
        <draw:frame draw:style-name="gr6" draw:text-style-name="P5" draw:layer="layout" svg:width="1.745cm" svg:height="0.725cm" svg:x="8.78cm" svg:y="16.658cm">
          <draw:text-box>
            <text:p><text:span text:style-name="T2">ALC*</text:span></text:p>
          </draw:text-box>
        </draw:frame>
        <draw:frame draw:style-name="gr7" draw:text-style-name="P5" draw:layer="layout" svg:width="2.287cm" svg:height="0.762cm" svg:x="8.112cm" svg:y="17.891cm">
          <draw:text-box>
            <text:p><text:span text:style-name="T2">ACC1-3</text:span></text:p>
          </draw:text-box>
        </draw:frame>
        <draw:frame draw:style-name="gr8" draw:text-style-name="P5" draw:layer="layout" svg:width="1.339cm" svg:height="0.908cm" svg:x="16.552cm" svg:y="15.859cm">
          <draw:text-box>
            <text:p><text:span text:style-name="T2">DO</text:span></text:p>
          </draw:text-box>
        </draw:frame>
        <draw:line draw:style-name="gr4" draw:text-style-name="P3" draw:layer="layout" svg:x1="6.334cm" svg:y1="5.064cm" svg:x2="6.334cm" svg:y2="10.906cm">
          <text:p/>
        </draw:line>
        <draw:line draw:style-name="gr4" draw:text-style-name="P3" draw:layer="layout" svg:x1="6.588cm" svg:y1="5.191cm" svg:x2="6.334cm" svg:y2="5.699cm">
          <text:p/>
        </draw:line>
        <draw:line draw:style-name="gr4" draw:text-style-name="P3" draw:layer="layout" svg:x1="6.08cm" svg:y1="5.191cm" svg:x2="6.334cm" svg:y2="5.699cm">
          <text:p/>
        </draw:line>
        <draw:frame draw:style-name="gr9" draw:text-style-name="P5" draw:layer="layout" svg:width="1.435cm" svg:height="0.889cm" svg:x="5.661cm" svg:y="15.097cm">
          <draw:text-box>
            <text:p><text:span text:style-name="T2">ANT</text:span></text:p>
          </draw:text-box>
        </draw:frame>
        <draw:line draw:style-name="gr4" draw:text-style-name="P3" draw:layer="layout" svg:x1="18.399cm" svg:y1="12.684cm" svg:x2="18.399cm" svg:y2="15.351cm">
          <text:p/>
        </draw:line>
        <draw:frame draw:style-name="gr6" draw:text-style-name="P5" draw:layer="layout" svg:width="4.953cm" svg:height="0.725cm" svg:x="2.778cm" svg:y="19.034cm">
          <draw:text-box>
            <text:p><text:span text:style-name="T2">*Modification required</text:span></text:p>
          </draw:text-box>
        </draw:frame>
        <draw:custom-shape draw:style-name="gr10" draw:text-style-name="P2" draw:layer="layout" svg:width="4.958cm" svg:height="2.54cm" svg:x="12.933cm" svg:y="20.64cm">
          <text:p text:style-name="P1">Arduino</text:p>
          <text:p text:style-name="P1">Bo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7.493cm" svg:height="2.54cm" svg:x="2.651cm" svg:y="20.685cm">
          <text:p text:style-name="P1">Power Supply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6.334cm" svg:y1="19.923cm" svg:x2="6.334cm" svg:y2="20.685cm">
          <text:p/>
        </draw:line>
        <draw:line draw:style-name="gr4" draw:text-style-name="P3" draw:layer="layout" svg:x1="10.144cm" svg:y1="21.955cm" svg:x2="12.938cm" svg:y2="21.955cm">
          <text:p/>
        </draw:line>
        <draw:line draw:style-name="gr4" draw:text-style-name="P3" draw:layer="layout" svg:x1="19.034cm" svg:y1="11.668cm" svg:x2="19.034cm" svg:y2="20.939cm">
          <text:p/>
        </draw:line>
        <draw:line draw:style-name="gr4" draw:text-style-name="P3" draw:layer="layout" svg:x1="17.891cm" svg:y1="20.939cm" svg:x2="19.034cm" svg:y2="20.939cm">
          <text:p/>
        </draw:line>
        <draw:line draw:style-name="gr4" draw:text-style-name="P3" draw:layer="layout" svg:x1="17.891cm" svg:y1="11.668cm" svg:x2="19.034cm" svg:y2="11.668cm">
          <text:p/>
        </draw:line>
        <draw:line draw:style-name="gr4" draw:text-style-name="P3" draw:layer="layout" svg:x1="10.652cm" svg:y1="19.542cm" svg:x2="10.652cm" svg:y2="21.066cm">
          <text:p/>
        </draw:line>
        <draw:line draw:style-name="gr4" draw:text-style-name="P3" draw:layer="layout" svg:x1="10.652cm" svg:y1="21.066cm" svg:x2="11.033cm" svg:y2="21.066cm">
          <text:p/>
        </draw:line>
        <draw:line draw:style-name="gr4" draw:text-style-name="P3" draw:layer="layout" svg:x1="17.891cm" svg:y1="12.684cm" svg:x2="18.399cm" svg:y2="12.684cm">
          <text:p/>
        </draw:line>
        <draw:line draw:style-name="gr4" draw:text-style-name="P3" draw:layer="layout" svg:x1="17.891cm" svg:y1="15.351cm" svg:x2="18.399cm" svg:y2="15.351cm">
          <text:p/>
        </draw:line>
        <draw:frame draw:style-name="gr6" draw:text-style-name="P5" draw:layer="layout" svg:width="1.339cm" svg:height="0.725cm" svg:x="16.552cm" svg:y="15.097cm">
          <draw:text-box>
            <text:p><text:span text:style-name="T2">LAN</text:span></text:p>
          </draw:text-box>
        </draw:frame>
        <draw:custom-shape draw:style-name="gr11" draw:text-style-name="P2" draw:layer="layout" svg:width="7.493cm" svg:height="2.54cm" svg:x="2.651cm" svg:y="10.906cm">
          <text:p text:style-name="P1">Tuner</text:p>
          <text:p text:style-name="P1">LDG</text:p>
          <text:p text:style-name="P1"><text:s/>AT200PRO*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6.334cm" svg:y1="13.446cm" svg:x2="6.334cm" svg:y2="14.97cm">
          <text:p/>
        </draw:line>
        <draw:frame draw:style-name="gr6" draw:text-style-name="P5" draw:layer="layout" svg:width="1.339cm" svg:height="0.725cm" svg:x="16.679cm" svg:y="20.595cm">
          <draw:text-box>
            <text:p><text:span text:style-name="T2">LAN</text:span></text:p>
          </draw:text-box>
        </draw:frame>
        <draw:frame draw:style-name="gr12" draw:text-style-name="P5" draw:layer="layout" svg:width="2.032cm" svg:height="0.784cm" svg:x="12.811cm" svg:y="20.663cm">
          <draw:text-box>
            <text:p><text:span text:style-name="T2">Band</text:span></text:p>
          </draw:text-box>
        </draw:frame>
        <draw:frame draw:style-name="gr6" draw:text-style-name="P5" draw:layer="layout" svg:width="1.442cm" svg:height="0.725cm" svg:x="12.766cm" svg:y="22.336cm">
          <draw:text-box>
            <text:p><text:span text:style-name="T2">ADC</text:span></text:p>
          </draw:text-box>
        </draw:frame>
        <draw:line draw:style-name="gr4" draw:text-style-name="P3" draw:layer="layout" svg:x1="1.889cm" svg:y1="12.303cm" svg:x2="1.889cm" svg:y2="23.86cm">
          <text:p/>
        </draw:line>
        <draw:line draw:style-name="gr4" draw:text-style-name="P3" draw:layer="layout" svg:x1="1.889cm" svg:y1="23.86cm" svg:x2="12.303cm" svg:y2="23.86cm">
          <text:p/>
        </draw:line>
        <draw:line draw:style-name="gr4" draw:text-style-name="P3" draw:layer="layout" svg:x1="12.303cm" svg:y1="22.717cm" svg:x2="12.303cm" svg:y2="23.86cm">
          <text:p/>
        </draw:line>
        <draw:line draw:style-name="gr4" draw:text-style-name="P3" draw:layer="layout" svg:x1="12.303cm" svg:y1="22.717cm" svg:x2="12.938cm" svg:y2="22.717cm">
          <text:p/>
        </draw:line>
        <draw:line draw:style-name="gr4" draw:text-style-name="P3" draw:layer="layout" svg:x1="1.889cm" svg:y1="12.303cm" svg:x2="2.651cm" svg:y2="12.303cm">
          <text:p/>
        </draw:line>
        <draw:line draw:style-name="gr4" draw:text-style-name="P3" draw:layer="layout" svg:x1="1.508cm" svg:y1="11.414cm" svg:x2="1.508cm" svg:y2="24.495cm">
          <text:p/>
        </draw:line>
        <draw:line draw:style-name="gr4" draw:text-style-name="P3" draw:layer="layout" svg:x1="1.472cm" svg:y1="24.467cm" svg:x2="15.696cm" svg:y2="24.467cm">
          <text:p/>
        </draw:line>
        <draw:frame draw:style-name="gr13" draw:text-style-name="P5" draw:layer="layout" svg:width="1.905cm" svg:height="1.199cm" svg:x="14.97cm" svg:y="22.534cm">
          <draw:text-box>
            <text:p><text:span text:style-name="T2">Tune</text:span></text:p>
          </draw:text-box>
        </draw:frame>
        <draw:line draw:style-name="gr4" draw:text-style-name="P3" draw:layer="layout" svg:x1="15.732cm" svg:y1="23.225cm" svg:x2="15.732cm" svg:y2="24.495cm">
          <text:p/>
        </draw:line>
        <draw:line draw:style-name="gr4" draw:text-style-name="P3" draw:layer="layout" svg:x1="1.508cm" svg:y1="11.414cm" svg:x2="2.651cm" svg:y2="11.414cm">
          <text:p/>
        </draw:line>
        <draw:frame draw:style-name="gr14" draw:text-style-name="P5" draw:layer="layout" svg:width="2.032cm" svg:height="0.818cm" svg:x="2.524cm" svg:y="11.231cm">
          <draw:text-box>
            <text:p><text:span text:style-name="T2">TUNE</text:span></text:p>
          </draw:text-box>
        </draw:frame>
        <draw:frame draw:style-name="gr13" draw:text-style-name="P5" draw:layer="layout" svg:width="2.032cm" svg:height="1.199cm" svg:x="2.524cm" svg:y="11.993cm">
          <draw:text-box>
            <text:p><text:span text:style-name="T2">FWD/</text:span></text:p>
            <text:p><text:span text:style-name="T2">REF</text:span></text:p>
          </draw:text-box>
        </draw:frame>
        <draw:custom-shape draw:style-name="gr15" draw:text-style-name="P2" draw:layer="layout" svg:width="2.032cm" svg:height="1.778cm" svg:x="15.859cm" svg:y="25.13cm">
          <text:p text:style-name="P1">Power</text:p>
          <text:p text:style-name="P1">Supply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4" draw:text-style-name="P3" draw:layer="layout" svg:x1="16.875cm" svg:y1="25.13cm" svg:x2="16.875cm" svg:y2="23.225cm">
          <text:p/>
        </draw:line>
        <draw:frame draw:style-name="gr6" draw:text-style-name="P5" draw:layer="layout" svg:width="1.339cm" svg:height="0.725cm" svg:x="16.581cm" svg:y="16.784cm">
          <draw:text-box>
            <text:p><text:span text:style-name="T2">5V</text:span></text:p>
          </draw:text-box>
        </draw:frame>
        <draw:line draw:style-name="gr4" draw:text-style-name="P3" draw:layer="layout" svg:x1="18.653cm" svg:y1="16.24cm" svg:x2="18.653cm" svg:y2="19.415cm">
          <text:p/>
        </draw:line>
        <draw:line draw:style-name="gr4" draw:text-style-name="P3" draw:layer="layout" svg:x1="17.891cm" svg:y1="16.24cm" svg:x2="18.653cm" svg:y2="16.24cm">
          <text:p/>
        </draw:line>
        <draw:line draw:style-name="gr4" draw:text-style-name="P3" draw:layer="layout" svg:x1="17.891cm" svg:y1="19.415cm" svg:x2="18.653cm" svg:y2="19.415cm">
          <text:p/>
        </draw:line>
        <draw:line draw:style-name="gr4" draw:text-style-name="P3" draw:layer="layout" svg:x1="11.922cm" svg:y1="12.43cm" svg:x2="11.922cm" svg:y2="20.304cm">
          <text:p/>
        </draw:line>
        <draw:line draw:style-name="gr4" draw:text-style-name="P3" draw:layer="layout" svg:x1="11.922cm" svg:y1="19.923cm" svg:x2="12.938cm" svg:y2="19.923cm">
          <text:p/>
        </draw:line>
        <draw:frame draw:style-name="gr6" draw:text-style-name="P5" draw:layer="layout" svg:width="1.442cm" svg:height="0.725cm" svg:x="16.322cm" svg:y="22.5cm">
          <draw:text-box>
            <text:p><text:span text:style-name="T2">12V</text:span></text:p>
          </draw:text-box>
        </draw:frame>
        <draw:frame draw:style-name="gr6" draw:text-style-name="P5" draw:layer="layout" svg:width="1.442cm" svg:height="0.725cm" svg:x="12.811cm" svg:y="19.542cm">
          <draw:text-box>
            <text:p><text:span text:style-name="T2">12V</text:span></text:p>
          </draw:text-box>
        </draw:frame>
        <draw:frame draw:style-name="gr6" draw:text-style-name="P5" draw:layer="layout" svg:width="1.442cm" svg:height="0.725cm" svg:x="16.703cm" svg:y="17.801cm">
          <draw:text-box>
            <text:p><text:span text:style-name="T2">5V</text:span></text:p>
          </draw:text-box>
        </draw:frame>
        <draw:frame draw:style-name="gr6" draw:text-style-name="P5" draw:layer="layout" svg:width="1.442cm" svg:height="0.725cm" svg:x="12.811cm" svg:y="17.764cm">
          <draw:text-box>
            <text:p><text:span text:style-name="T2">PTT</text:span></text:p>
          </draw:text-box>
        </draw:frame>
        <draw:frame draw:style-name="gr8" draw:text-style-name="P5" draw:layer="layout" svg:width="1.339cm" svg:height="0.908cm" svg:x="16.748cm" svg:y="19.034cm">
          <draw:text-box>
            <text:p><text:span text:style-name="T2">DI</text:span></text:p>
          </draw:text-box>
        </draw:frame>
        <draw:line draw:style-name="gr4" draw:text-style-name="P3" draw:layer="layout" svg:x1="10.144cm" svg:y1="12.43cm" svg:x2="11.922cm" svg:y2="12.43cm">
          <text:p/>
        </draw:line>
        <draw:custom-shape draw:style-name="gr16" draw:text-style-name="P1" draw:layer="layout" svg:width="0.127cm" svg:height="0.001cm" svg:x="11.922cm" svg:y="19.9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254cm" svg:height="0.254cm" svg:x="11.795cm" svg:y="19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334cm" svg:y1="20.304cm" svg:x2="11.922cm" svg:y2="20.304cm">
          <text:p/>
        </draw:line>
        <draw:custom-shape draw:style-name="gr17" draw:text-style-name="P1" draw:layer="layout" svg:width="0.254cm" svg:height="0.254cm" svg:x="6.207cm" svg:y="20.17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397cm" svg:height="0.725cm" svg:x="9.001cm" svg:y="12.049cm">
          <draw:text-box>
            <text:p><text:span text:style-name="T2">12V</text:span></text:p>
          </draw:text-box>
        </draw:frame>
        <draw:line draw:style-name="gr4" draw:text-style-name="P3" draw:layer="layout" svg:x1="17.891cm" svg:y1="26.019cm" svg:x2="18.78cm" svg:y2="26.019cm">
          <text:p/>
        </draw:line>
        <draw:frame draw:style-name="gr18" draw:text-style-name="P6" draw:layer="layout" svg:width="1.383cm" svg:height="0.962cm" svg:x="18.145cm" svg:y="23.279cm">
          <draw:text-box>
            <text:p>AC</text:p>
          </draw:text-box>
        </draw:frame>
        <draw:line draw:style-name="gr4" draw:text-style-name="P3" draw:layer="layout" svg:x1="17.891cm" svg:y1="22.082cm" svg:x2="18.78cm" svg:y2="22.082cm">
          <text:p/>
        </draw:line>
        <draw:line draw:style-name="gr4" draw:text-style-name="P3" draw:layer="layout" svg:x1="18.78cm" svg:y1="22.082cm" svg:x2="18.78cm" svg:y2="23.352cm">
          <text:p/>
        </draw:line>
        <draw:frame draw:style-name="gr19" draw:text-style-name="P7" draw:layer="layout" svg:width="1.016cm" svg:height="1.039cm" svg:x="12.811cm" svg:y="21.447cm">
          <draw:text-box>
            <text:p><text:span text:style-name="T3">AC</text:span></text:p>
            <text:p><text:span text:style-name="T3">out</text:span></text:p>
          </draw:text-box>
        </draw:frame>
        <draw:frame draw:style-name="gr20" draw:text-style-name="P7" draw:layer="layout" svg:width="1.569cm" svg:height="1.433cm" svg:x="17.084cm" svg:y="21.538cm">
          <draw:text-box>
            <text:p><text:span text:style-name="T3">AC</text:span></text:p>
            <text:p><text:span text:style-name="T3">in</text:span></text:p>
          </draw:text-box>
        </draw:frame>
        <draw:frame draw:style-name="gr21" draw:text-style-name="P8" draw:layer="layout" svg:width="2.272cm" svg:height="0.725cm" svg:x="10.271cm" svg:y="11.832cm">
          <draw:text-box>
            <text:p><text:span text:style-name="T4">12V Rail</text:span></text:p>
          </draw:text-box>
        </draw:frame>
        <draw:line draw:style-name="gr4" draw:text-style-name="P3" draw:layer="layout" svg:x1="18.78cm" svg:y1="24.495cm" svg:x2="18.78cm" svg:y2="26.0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21T20:27:46.641384155</meta:creation-date>
    <dc:date>2016-11-12T17:11:30.293275298</dc:date>
    <meta:editing-duration>PT1H44M18S</meta:editing-duration>
    <meta:editing-cycles>32</meta:editing-cycles>
    <meta:generator>LibreOffice/5.1.4.2$Linux_X86_64 LibreOffice_project/10m0$Build-2</meta:generator>
    <meta:document-statistic meta:object-count="84"/>
  </office:meta>
</office:document-meta>
</file>